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3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1.4307in"/>
    </style:style>
    <style:style style:name="co5" style:family="table-column">
      <style:table-column-properties fo:break-before="auto" style:column-width="1.7083in"/>
    </style:style>
    <style:style style:name="co6" style:family="table-column">
      <style:table-column-properties fo:break-before="auto" style:column-width="1.1665in"/>
    </style:style>
    <style:style style:name="co7" style:family="table-column">
      <style:table-column-properties fo:break-before="auto" style:column-width="1.1807in"/>
    </style:style>
    <style:style style:name="co8" style:family="table-column">
      <style:table-column-properties fo:break-before="auto" style:column-width="0.9165in"/>
    </style:style>
    <style:style style:name="co9" style:family="table-column">
      <style:table-column-properties fo:break-before="auto" style:column-width="1.0972in"/>
    </style:style>
    <style:style style:name="co10" style:family="table-column">
      <style:table-column-properties fo:break-before="auto" style:column-width="1.0693in"/>
    </style:style>
    <style:style style:name="co11" style:family="table-column">
      <style:table-column-properties fo:break-before="auto" style:column-width="1.111in"/>
    </style:style>
    <style:style style:name="co12" style:family="table-column">
      <style:table-column-properties fo:break-before="auto" style:column-width="1.0835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bfbfbf" style:diagonal-bl-tr="none" style:diagonal-tl-br="none" fo:border-left="0.74pt solid #000000" fo:border-right="none" style:rotation-align="none" fo:border-top="0.74pt solid #000000"/>
    </style:style>
    <style:style style:name="ce4" style:family="table-cell" style:parent-style-name="Default">
      <style:table-cell-properties fo:border-bottom="0.74pt solid #000000" fo:background-color="#bfbfbf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order-bottom="none" fo:background-color="#bfbfbf" style:diagonal-bl-tr="none" style:diagonal-tl-br="none" fo:border-left="none" fo:border-right="none" style:rotation-align="none" fo:border-top="0.74pt solid #000000"/>
    </style:style>
    <style:style style:name="ce8" style:family="table-cell" style:parent-style-name="Default">
      <style:table-cell-properties fo:border-bottom="0.74pt solid #000000" fo:background-color="#bfbfbf" style:diagonal-bl-tr="none" style:diagonal-tl-br="none" fo:border-left="none" fo:border-right="none" style:rotation-align="none" fo:border-top="none"/>
    </style:style>
    <style:style style:name="ce9" style:family="table-cell" style:parent-style-name="Default">
      <style:table-cell-properties fo:border-bottom="none" fo:background-color="#bfbfbf" style:diagonal-bl-tr="none" style:diagonal-tl-br="none" fo:border-left="none" fo:border-right="0.74pt solid #000000" style:rotation-align="none" fo:border-top="0.74pt solid #000000"/>
    </style:style>
    <style:style style:name="ce10" style:family="table-cell" style:parent-style-name="Default">
      <style:table-cell-properties fo:border-bottom="0.74pt solid #000000" fo:background-color="#bfbfbf" style:diagonal-bl-tr="none" style:diagonal-tl-br="none" fo:border-left="none" fo:border-right="0.74pt solid #000000" style:rotation-align="none" fo:border-top="none"/>
    </style:style>
    <style:style style:name="ce11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fo:font-style="normal" style:text-outline="false" fo:text-shadow="none" style:text-position="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K- = <text:span text:style-name="T1">θ + v</text:span></text:p>
          </table:table-cell>
          <table:table-cell table:style-name="ce1" office:value-type="string" calcext:value-type="string">
            <text:p>K+ = <text:span text:style-name="T1">θ - v</text:span></text:p>
          </table:table-cell>
          <table:table-cell table:style-name="ce2" office:value-type="string" calcext:value-type="string">
            <text:p>θ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u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7.6932" calcext:value-type="float">
            <text:p>7.693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.8466" calcext:value-type="float">
            <text:p>3.8466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56.4427" calcext:value-type="float">
            <text:p>56.442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15.3664" calcext:value-type="float">
            <text:p>15.366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.6832" calcext:value-type="float">
            <text:p>7.6832</text:p>
          </table:table-cell>
          <table:table-cell table:style-name="ce1" office:value-type="float" office:value="1.33" calcext:value-type="float">
            <text:p>1.33</text:p>
          </table:table-cell>
          <table:table-cell table:style-name="ce1" office:value-type="float" office:value="48.7535" calcext:value-type="float">
            <text:p>48.753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3.0396" calcext:value-type="float">
            <text:p>23.039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1.5198" calcext:value-type="float">
            <text:p>11.5198</text:p>
          </table:table-cell>
          <table:table-cell table:style-name="ce1" office:value-type="float" office:value="1.44" calcext:value-type="float">
            <text:p>1.44</text:p>
          </table:table-cell>
          <table:table-cell table:style-name="ce1" office:value-type="float" office:value="43.983" calcext:value-type="float">
            <text:p>43.98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30.7128" calcext:value-type="float">
            <text:p>30.712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5.3564" calcext:value-type="float">
            <text:p>15.3564</text:p>
          </table:table-cell>
          <table:table-cell table:style-name="ce1" office:value-type="float" office:value="1.56" calcext:value-type="float">
            <text:p>1.56</text:p>
          </table:table-cell>
          <table:table-cell table:style-name="ce1" office:value-type="float" office:value="39.8683" calcext:value-type="float">
            <text:p>39.868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38.386" calcext:value-type="float">
            <text:p>38.38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9.193" calcext:value-type="float">
            <text:p>19.193</text:p>
          </table:table-cell>
          <table:table-cell table:style-name="ce1" office:value-type="float" office:value="1.67" calcext:value-type="float">
            <text:p>1.67</text:p>
          </table:table-cell>
          <table:table-cell table:style-name="ce1" office:value-type="float" office:value="36.7842" calcext:value-type="float">
            <text:p>36.784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46.0592" calcext:value-type="float">
            <text:p>46.059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3.0296" calcext:value-type="float">
            <text:p>23.0296</text:p>
          </table:table-cell>
          <table:table-cell table:style-name="ce1" office:value-type="float" office:value="1.78" calcext:value-type="float">
            <text:p>1.78</text:p>
          </table:table-cell>
          <table:table-cell table:style-name="ce1" office:value-type="float" office:value="34.1802" calcext:value-type="float">
            <text:p>34.180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float" office:value="46.0592" calcext:value-type="float">
            <text:p>46.059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3.0296" calcext:value-type="float">
            <text:p>23.0296</text:p>
          </table:table-cell>
          <table:table-cell table:style-name="ce1" office:value-type="float" office:value="1.78" calcext:value-type="float">
            <text:p>1.78</text:p>
          </table:table-cell>
          <table:table-cell table:style-name="ce1" office:value-type="float" office:value="34.1802" calcext:value-type="float">
            <text:p>34.180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float" office:value="7.6932" calcext:value-type="float">
            <text:p>7.6932</text:p>
          </table:table-cell>
          <table:table-cell table:style-name="ce1" office:value-type="float" office:value="-7.6932" calcext:value-type="float">
            <text:p>-7.69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.6932" calcext:value-type="float">
            <text:p>7.6932</text:p>
          </table:table-cell>
          <table:table-cell table:style-name="ce1" office:value-type="float" office:value="1.33" calcext:value-type="float">
            <text:p>1.33</text:p>
          </table:table-cell>
          <table:table-cell table:style-name="ce1" office:value-type="float" office:value="48.7535" calcext:value-type="float">
            <text:p>48.753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.3664" calcext:value-type="float">
            <text:p>15.3664</text:p>
          </table:table-cell>
          <table:table-cell table:style-name="ce1" office:value-type="float" office:value="-7.6932" calcext:value-type="float">
            <text:p>-7.6932</text:p>
          </table:table-cell>
          <table:table-cell table:style-name="ce1" office:value-type="float" office:value="3.8366" calcext:value-type="float">
            <text:p>3.8366</text:p>
          </table:table-cell>
          <table:table-cell table:style-name="ce1" office:value-type="float" office:value="11.5298" calcext:value-type="float">
            <text:p>11.5298</text:p>
          </table:table-cell>
          <table:table-cell table:style-name="ce1" office:value-type="float" office:value="1.44" calcext:value-type="float">
            <text:p>1.44</text:p>
          </table:table-cell>
          <table:table-cell table:style-name="ce1" office:value-type="float" office:value="43.983" calcext:value-type="float">
            <text:p>43.98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3.0396" calcext:value-type="float">
            <text:p>23.0396</text:p>
          </table:table-cell>
          <table:table-cell table:style-name="ce1" office:value-type="float" office:value="-7.6932" calcext:value-type="float">
            <text:p>-7.6932</text:p>
          </table:table-cell>
          <table:table-cell table:style-name="ce1" office:value-type="float" office:value="7.6732" calcext:value-type="float">
            <text:p>7.6732</text:p>
          </table:table-cell>
          <table:table-cell table:style-name="ce1" office:value-type="float" office:value="15.3664" calcext:value-type="float">
            <text:p>15.3664</text:p>
          </table:table-cell>
          <table:table-cell table:style-name="ce1" office:value-type="float" office:value="1.56" calcext:value-type="float">
            <text:p>1.56</text:p>
          </table:table-cell>
          <table:table-cell table:style-name="ce1" office:value-type="float" office:value="39.8683" calcext:value-type="float">
            <text:p>39.868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.7128" calcext:value-type="float">
            <text:p>30.7128</text:p>
          </table:table-cell>
          <table:table-cell table:style-name="ce1" office:value-type="float" office:value="-7.6932" calcext:value-type="float">
            <text:p>-7.6932</text:p>
          </table:table-cell>
          <table:table-cell table:style-name="ce1" office:value-type="float" office:value="11.5098" calcext:value-type="float">
            <text:p>11.5098</text:p>
          </table:table-cell>
          <table:table-cell table:style-name="ce1" office:value-type="float" office:value="19.203" calcext:value-type="float">
            <text:p>19.203</text:p>
          </table:table-cell>
          <table:table-cell table:style-name="ce1" office:value-type="float" office:value="1.67" calcext:value-type="float">
            <text:p>1.67</text:p>
          </table:table-cell>
          <table:table-cell table:style-name="ce1" office:value-type="float" office:value="36.7842" calcext:value-type="float">
            <text:p>36.784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8.386" calcext:value-type="float">
            <text:p>38.386</text:p>
          </table:table-cell>
          <table:table-cell table:style-name="ce1" office:value-type="float" office:value="-7.6932" calcext:value-type="float">
            <text:p>-7.6932</text:p>
          </table:table-cell>
          <table:table-cell table:style-name="ce1" office:value-type="float" office:value="15.3464" calcext:value-type="float">
            <text:p>15.3464</text:p>
          </table:table-cell>
          <table:table-cell table:style-name="ce1" office:value-type="float" office:value="23.0396" calcext:value-type="float">
            <text:p>23.0396</text:p>
          </table:table-cell>
          <table:table-cell table:style-name="ce1" office:value-type="float" office:value="1.78" calcext:value-type="float">
            <text:p>1.78</text:p>
          </table:table-cell>
          <table:table-cell table:style-name="ce1" office:value-type="float" office:value="34.1802" calcext:value-type="float">
            <text:p>34.180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6.0592" calcext:value-type="float">
            <text:p>46.0592</text:p>
          </table:table-cell>
          <table:table-cell table:style-name="ce1" office:value-type="float" office:value="-7.6932" calcext:value-type="float">
            <text:p>-7.6932</text:p>
          </table:table-cell>
          <table:table-cell table:style-name="ce1" office:value-type="float" office:value="19.183" calcext:value-type="float">
            <text:p>19.183</text:p>
          </table:table-cell>
          <table:table-cell table:style-name="ce1" office:value-type="float" office:value="26.8762" calcext:value-type="float">
            <text:p>26.8762</text:p>
          </table:table-cell>
          <table:table-cell table:style-name="ce1" office:value-type="float" office:value="1.89" calcext:value-type="float">
            <text:p>1.89</text:p>
          </table:table-cell>
          <table:table-cell table:style-name="ce1" office:value-type="float" office:value="31.9447" calcext:value-type="float">
            <text:p>31.944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46.0592" calcext:value-type="float">
            <text:p>46.0592</text:p>
          </table:table-cell>
          <table:table-cell table:style-name="ce1" office:value-type="float" office:value="-7.6932" calcext:value-type="float">
            <text:p>-7.6932</text:p>
          </table:table-cell>
          <table:table-cell table:style-name="ce1" office:value-type="float" office:value="19.183" calcext:value-type="float">
            <text:p>19.183</text:p>
          </table:table-cell>
          <table:table-cell table:style-name="ce1" office:value-type="float" office:value="26.8762" calcext:value-type="float">
            <text:p>26.8762</text:p>
          </table:table-cell>
          <table:table-cell table:style-name="ce1" office:value-type="float" office:value="1.89" calcext:value-type="float">
            <text:p>1.89</text:p>
          </table:table-cell>
          <table:table-cell table:style-name="ce1" office:value-type="float" office:value="31.9447" calcext:value-type="float">
            <text:p>31.944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.3664" calcext:value-type="float">
            <text:p>15.3664</text:p>
          </table:table-cell>
          <table:table-cell table:style-name="ce1" office:value-type="float" office:value="-15.3664" calcext:value-type="float">
            <text:p>-15.36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.3664" calcext:value-type="float">
            <text:p>15.3664</text:p>
          </table:table-cell>
          <table:table-cell table:style-name="ce1" office:value-type="float" office:value="1.56" calcext:value-type="float">
            <text:p>1.56</text:p>
          </table:table-cell>
          <table:table-cell table:style-name="ce1" office:value-type="float" office:value="39.8683" calcext:value-type="float">
            <text:p>39.868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3.0396" calcext:value-type="float">
            <text:p>23.0396</text:p>
          </table:table-cell>
          <table:table-cell table:style-name="ce1" office:value-type="float" office:value="-15.3664" calcext:value-type="float">
            <text:p>-15.3664</text:p>
          </table:table-cell>
          <table:table-cell table:style-name="ce1" office:value-type="float" office:value="3.8366" calcext:value-type="float">
            <text:p>3.8366</text:p>
          </table:table-cell>
          <table:table-cell table:style-name="ce1" office:value-type="float" office:value="19.203" calcext:value-type="float">
            <text:p>19.203</text:p>
          </table:table-cell>
          <table:table-cell table:style-name="ce1" office:value-type="float" office:value="1.67" calcext:value-type="float">
            <text:p>1.67</text:p>
          </table:table-cell>
          <table:table-cell table:style-name="ce1" office:value-type="float" office:value="36.7842" calcext:value-type="float">
            <text:p>36.784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.7128" calcext:value-type="float">
            <text:p>30.7128</text:p>
          </table:table-cell>
          <table:table-cell table:style-name="ce1" office:value-type="float" office:value="-15.3664" calcext:value-type="float">
            <text:p>-15.3664</text:p>
          </table:table-cell>
          <table:table-cell table:style-name="ce1" office:value-type="float" office:value="7.6732" calcext:value-type="float">
            <text:p>7.6732</text:p>
          </table:table-cell>
          <table:table-cell table:style-name="ce1" office:value-type="float" office:value="23.0396" calcext:value-type="float">
            <text:p>23.0396</text:p>
          </table:table-cell>
          <table:table-cell table:style-name="ce1" office:value-type="float" office:value="1.78" calcext:value-type="float">
            <text:p>1.78</text:p>
          </table:table-cell>
          <table:table-cell table:style-name="ce1" office:value-type="float" office:value="34.1802" calcext:value-type="float">
            <text:p>34.180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8.386" calcext:value-type="float">
            <text:p>38.386</text:p>
          </table:table-cell>
          <table:table-cell table:style-name="ce1" office:value-type="float" office:value="-15.3664" calcext:value-type="float">
            <text:p>-15.3664</text:p>
          </table:table-cell>
          <table:table-cell table:style-name="ce1" office:value-type="float" office:value="11.5098" calcext:value-type="float">
            <text:p>11.5098</text:p>
          </table:table-cell>
          <table:table-cell table:style-name="ce1" office:value-type="float" office:value="26.8762" calcext:value-type="float">
            <text:p>26.8762</text:p>
          </table:table-cell>
          <table:table-cell table:style-name="ce1" office:value-type="float" office:value="1.89" calcext:value-type="float">
            <text:p>1.89</text:p>
          </table:table-cell>
          <table:table-cell table:style-name="ce1" office:value-type="float" office:value="31.9447" calcext:value-type="float">
            <text:p>31.944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6.0592" calcext:value-type="float">
            <text:p>46.0592</text:p>
          </table:table-cell>
          <table:table-cell table:style-name="ce1" office:value-type="float" office:value="-15.3664" calcext:value-type="float">
            <text:p>-15.3664</text:p>
          </table:table-cell>
          <table:table-cell table:style-name="ce1" office:value-type="float" office:value="15.3464" calcext:value-type="float">
            <text:p>15.3464</text:p>
          </table:table-cell>
          <table:table-cell table:style-name="ce1" office:value-type="float" office:value="30.7128" calcext:value-type="float">
            <text:p>30.71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6.0592" calcext:value-type="float">
            <text:p>46.0592</text:p>
          </table:table-cell>
          <table:table-cell table:style-name="ce1" office:value-type="float" office:value="-15.3664" calcext:value-type="float">
            <text:p>-15.3664</text:p>
          </table:table-cell>
          <table:table-cell table:style-name="ce1" office:value-type="float" office:value="15.3464" calcext:value-type="float">
            <text:p>15.3464</text:p>
          </table:table-cell>
          <table:table-cell table:style-name="ce1" office:value-type="float" office:value="30.7128" calcext:value-type="float">
            <text:p>30.71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.0396" calcext:value-type="float">
            <text:p>23.0396</text:p>
          </table:table-cell>
          <table:table-cell table:style-name="ce1" office:value-type="float" office:value="-23.0396" calcext:value-type="float">
            <text:p>-23.03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.0396" calcext:value-type="float">
            <text:p>23.0396</text:p>
          </table:table-cell>
          <table:table-cell table:style-name="ce1" office:value-type="float" office:value="1.78" calcext:value-type="float">
            <text:p>1.78</text:p>
          </table:table-cell>
          <table:table-cell table:style-name="ce1" office:value-type="float" office:value="34.1802" calcext:value-type="float">
            <text:p>34.180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.7128" calcext:value-type="float">
            <text:p>30.7128</text:p>
          </table:table-cell>
          <table:table-cell table:style-name="ce1" office:value-type="float" office:value="-23.0396" calcext:value-type="float">
            <text:p>-23.0396</text:p>
          </table:table-cell>
          <table:table-cell table:style-name="ce1" office:value-type="float" office:value="3.8366" calcext:value-type="float">
            <text:p>3.8366</text:p>
          </table:table-cell>
          <table:table-cell table:style-name="ce1" office:value-type="float" office:value="26.8762" calcext:value-type="float">
            <text:p>26.8762</text:p>
          </table:table-cell>
          <table:table-cell table:style-name="ce1" office:value-type="float" office:value="1.89" calcext:value-type="float">
            <text:p>1.89</text:p>
          </table:table-cell>
          <table:table-cell table:style-name="ce1" office:value-type="float" office:value="31.9447" calcext:value-type="float">
            <text:p>31.944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38.386" calcext:value-type="float">
            <text:p>38.386</text:p>
          </table:table-cell>
          <table:table-cell table:style-name="ce1" office:value-type="float" office:value="-23.0396" calcext:value-type="float">
            <text:p>-23.0396</text:p>
          </table:table-cell>
          <table:table-cell table:style-name="ce1" office:value-type="float" office:value="7.6732" calcext:value-type="float">
            <text:p>7.6732</text:p>
          </table:table-cell>
          <table:table-cell table:style-name="ce1" office:value-type="float" office:value="30.7128" calcext:value-type="float">
            <text:p>30.71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46.0592" calcext:value-type="float">
            <text:p>46.0592</text:p>
          </table:table-cell>
          <table:table-cell table:style-name="ce1" office:value-type="float" office:value="-23.0396" calcext:value-type="float">
            <text:p>-23.0396</text:p>
          </table:table-cell>
          <table:table-cell table:style-name="ce1" office:value-type="float" office:value="11.5098" calcext:value-type="float">
            <text:p>11.5098</text:p>
          </table:table-cell>
          <table:table-cell table:style-name="ce1" office:value-type="float" office:value="34.5494" calcext:value-type="float">
            <text:p>34.5494</text:p>
          </table:table-cell>
          <table:table-cell table:style-name="ce1" office:value-type="float" office:value="2.11" calcext:value-type="float">
            <text:p>2.11</text:p>
          </table:table-cell>
          <table:table-cell table:style-name="ce1" office:value-type="float" office:value="28.2899" calcext:value-type="float">
            <text:p>28.289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46.0592" calcext:value-type="float">
            <text:p>46.0592</text:p>
          </table:table-cell>
          <table:table-cell table:style-name="ce1" office:value-type="float" office:value="-23.0396" calcext:value-type="float">
            <text:p>-23.0396</text:p>
          </table:table-cell>
          <table:table-cell table:style-name="ce1" office:value-type="float" office:value="11.5098" calcext:value-type="float">
            <text:p>11.5098</text:p>
          </table:table-cell>
          <table:table-cell table:style-name="ce1" office:value-type="float" office:value="34.5494" calcext:value-type="float">
            <text:p>34.5494</text:p>
          </table:table-cell>
          <table:table-cell table:style-name="ce1" office:value-type="float" office:value="2.11" calcext:value-type="float">
            <text:p>2.11</text:p>
          </table:table-cell>
          <table:table-cell table:style-name="ce1" office:value-type="float" office:value="28.2899" calcext:value-type="float">
            <text:p>28.289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.7128" calcext:value-type="float">
            <text:p>30.7128</text:p>
          </table:table-cell>
          <table:table-cell table:style-name="ce1" office:value-type="float" office:value="-30.7128" calcext:value-type="float">
            <text:p>-30.71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.7128" calcext:value-type="float">
            <text:p>30.71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28" calcext:value-type="float">
            <text:p>28</text:p>
          </table:table-cell>
          <table:table-cell table:style-name="ce1" office:value-type="float" office:value="38.386" calcext:value-type="float">
            <text:p>38.386</text:p>
          </table:table-cell>
          <table:table-cell table:style-name="ce1" office:value-type="float" office:value="-30.7128" calcext:value-type="float">
            <text:p>-30.7128</text:p>
          </table:table-cell>
          <table:table-cell table:style-name="ce1" office:value-type="float" office:value="3.8366" calcext:value-type="float">
            <text:p>3.8366</text:p>
          </table:table-cell>
          <table:table-cell table:style-name="ce1" office:value-type="float" office:value="34.5494" calcext:value-type="float">
            <text:p>34.5494</text:p>
          </table:table-cell>
          <table:table-cell table:style-name="ce1" office:value-type="float" office:value="2.11" calcext:value-type="float">
            <text:p>2.11</text:p>
          </table:table-cell>
          <table:table-cell table:style-name="ce1" office:value-type="float" office:value="28.2899" calcext:value-type="float">
            <text:p>28.289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46.0592" calcext:value-type="float">
            <text:p>46.0592</text:p>
          </table:table-cell>
          <table:table-cell table:style-name="ce1" office:value-type="float" office:value="-30.7128" calcext:value-type="float">
            <text:p>-30.7128</text:p>
          </table:table-cell>
          <table:table-cell table:style-name="ce1" office:value-type="float" office:value="7.6732" calcext:value-type="float">
            <text:p>7.6732</text:p>
          </table:table-cell>
          <table:table-cell table:style-name="ce1" office:value-type="float" office:value="38.386" calcext:value-type="float">
            <text:p>38.386</text:p>
          </table:table-cell>
          <table:table-cell table:style-name="ce1" office:value-type="float" office:value="2.22" calcext:value-type="float">
            <text:p>2.22</text:p>
          </table:table-cell>
          <table:table-cell table:style-name="ce1" office:value-type="float" office:value="26.7726" calcext:value-type="float">
            <text:p>26.772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46.0592" calcext:value-type="float">
            <text:p>46.0592</text:p>
          </table:table-cell>
          <table:table-cell table:style-name="ce1" office:value-type="float" office:value="-30.7128" calcext:value-type="float">
            <text:p>-30.7128</text:p>
          </table:table-cell>
          <table:table-cell table:style-name="ce1" office:value-type="float" office:value="7.6732" calcext:value-type="float">
            <text:p>7.6732</text:p>
          </table:table-cell>
          <table:table-cell table:style-name="ce1" office:value-type="float" office:value="38.386" calcext:value-type="float">
            <text:p>38.386</text:p>
          </table:table-cell>
          <table:table-cell table:style-name="ce1" office:value-type="float" office:value="2.22" calcext:value-type="float">
            <text:p>2.22</text:p>
          </table:table-cell>
          <table:table-cell table:style-name="ce1" office:value-type="float" office:value="26.7726" calcext:value-type="float">
            <text:p>26.772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8.386" calcext:value-type="float">
            <text:p>38.386</text:p>
          </table:table-cell>
          <table:table-cell table:style-name="ce1" office:value-type="float" office:value="-38.386" calcext:value-type="float">
            <text:p>-38.3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.386" calcext:value-type="float">
            <text:p>38.386</text:p>
          </table:table-cell>
          <table:table-cell table:style-name="ce1" office:value-type="float" office:value="2.22" calcext:value-type="float">
            <text:p>2.22</text:p>
          </table:table-cell>
          <table:table-cell table:style-name="ce1" office:value-type="float" office:value="26.7726" calcext:value-type="float">
            <text:p>26.772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46.0592" calcext:value-type="float">
            <text:p>46.0592</text:p>
          </table:table-cell>
          <table:table-cell table:style-name="ce1" office:value-type="float" office:value="-38.386" calcext:value-type="float">
            <text:p>-38.386</text:p>
          </table:table-cell>
          <table:table-cell table:style-name="ce1" office:value-type="float" office:value="3.8366" calcext:value-type="float">
            <text:p>3.8366</text:p>
          </table:table-cell>
          <table:table-cell table:style-name="ce1" office:value-type="float" office:value="42.2226" calcext:value-type="float">
            <text:p>42.2226</text:p>
          </table:table-cell>
          <table:table-cell table:style-name="ce1" office:value-type="float" office:value="2.34" calcext:value-type="float">
            <text:p>2.34</text:p>
          </table:table-cell>
          <table:table-cell table:style-name="ce1" office:value-type="float" office:value="25.2995" calcext:value-type="float">
            <text:p>25.299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46.0592" calcext:value-type="float">
            <text:p>46.0592</text:p>
          </table:table-cell>
          <table:table-cell table:style-name="ce1" office:value-type="float" office:value="-38.386" calcext:value-type="float">
            <text:p>-38.386</text:p>
          </table:table-cell>
          <table:table-cell table:style-name="ce1" office:value-type="float" office:value="3.8366" calcext:value-type="float">
            <text:p>3.8366</text:p>
          </table:table-cell>
          <table:table-cell table:style-name="ce1" office:value-type="float" office:value="42.2226" calcext:value-type="float">
            <text:p>42.2226</text:p>
          </table:table-cell>
          <table:table-cell table:style-name="ce1" office:value-type="float" office:value="2.34" calcext:value-type="float">
            <text:p>2.34</text:p>
          </table:table-cell>
          <table:table-cell table:style-name="ce1" office:value-type="float" office:value="25.2995" calcext:value-type="float">
            <text:p>25.299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46.0592" calcext:value-type="float">
            <text:p>46.0592</text:p>
          </table:table-cell>
          <table:table-cell table:style-name="ce1" office:value-type="float" office:value="-46.0592" calcext:value-type="float">
            <text:p>-46.05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.0592" calcext:value-type="float">
            <text:p>46.0592</text:p>
          </table:table-cell>
          <table:table-cell table:style-name="ce1" office:value-type="float" office:value="2.46" calcext:value-type="float">
            <text:p>2.46</text:p>
          </table:table-cell>
          <table:table-cell table:style-name="ce1" office:value-type="float" office:value="23.9854" calcext:value-type="float">
            <text:p>23.985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46.0592" calcext:value-type="float">
            <text:p>46.0592</text:p>
          </table:table-cell>
          <table:table-cell table:style-name="ce1" office:value-type="float" office:value="-46.0592" calcext:value-type="float">
            <text:p>-46.05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.0592" calcext:value-type="float">
            <text:p>46.0592</text:p>
          </table:table-cell>
          <table:table-cell table:style-name="ce1" office:value-type="float" office:value="2.46" calcext:value-type="float">
            <text:p>2.46</text:p>
          </table:table-cell>
          <table:table-cell table:style-name="ce1" office:value-type="float" office:value="23.9854" calcext:value-type="float">
            <text:p>23.9854</text:p>
          </table:table-cell>
          <table:table-cell table:number-columns-repeated="1015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X and Y Coordinates Defining Contour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11" office:value-type="string" calcext:value-type="string">
            <text:p>-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1.7743" calcext:value-type="float">
            <text:p>1.7743</text:p>
          </table:table-cell>
          <table:table-cell table:style-name="ce6" office:value-type="float" office:value="1.7542" calcext:value-type="float">
            <text:p>1.7542</text:p>
          </table:table-cell>
          <table:table-cell table:style-name="ce6" office:value-type="float" office:value="-1.7542" calcext:value-type="float">
            <text:p>-1.754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1.8929" calcext:value-type="float">
            <text:p>1.8929</text:p>
          </table:table-cell>
          <table:table-cell table:style-name="ce6" office:value-type="float" office:value="1.8037" calcext:value-type="float">
            <text:p>1.8037</text:p>
          </table:table-cell>
          <table:table-cell table:style-name="ce6" office:value-type="float" office:value="-1.8037" calcext:value-type="float">
            <text:p>-1.803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2.0152" calcext:value-type="float">
            <text:p>2.0152</text:p>
          </table:table-cell>
          <table:table-cell table:style-name="ce6" office:value-type="float" office:value="1.8527" calcext:value-type="float">
            <text:p>1.8527</text:p>
          </table:table-cell>
          <table:table-cell table:style-name="ce6" office:value-type="float" office:value="-1.8527" calcext:value-type="float">
            <text:p>-1.852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2.1424" calcext:value-type="float">
            <text:p>2.1424</text:p>
          </table:table-cell>
          <table:table-cell table:style-name="ce6" office:value-type="float" office:value="1.9016" calcext:value-type="float">
            <text:p>1.9016</text:p>
          </table:table-cell>
          <table:table-cell table:style-name="ce6" office:value-type="float" office:value="-1.9016" calcext:value-type="float">
            <text:p>-1.901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2.2973" calcext:value-type="float">
            <text:p>2.2973</text:p>
          </table:table-cell>
          <table:table-cell table:style-name="ce6" office:value-type="float" office:value="1.9587" calcext:value-type="float">
            <text:p>1.9587</text:p>
          </table:table-cell>
          <table:table-cell table:style-name="ce6" office:value-type="float" office:value="-1.9587" calcext:value-type="float">
            <text:p>-1.958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2.4359" calcext:value-type="float">
            <text:p>2.4359</text:p>
          </table:table-cell>
          <table:table-cell table:style-name="ce6" office:value-type="float" office:value="2.0076" calcext:value-type="float">
            <text:p>2.0076</text:p>
          </table:table-cell>
          <table:table-cell table:style-name="ce6" office:value-type="float" office:value="-2.0076" calcext:value-type="float">
            <text:p>-2.007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2.5802" calcext:value-type="float">
            <text:p>2.5802</text:p>
          </table:table-cell>
          <table:table-cell table:style-name="ce6" office:value-type="float" office:value="2.0564" calcext:value-type="float">
            <text:p>2.0564</text:p>
          </table:table-cell>
          <table:table-cell table:style-name="ce6" office:value-type="float" office:value="-2.0564" calcext:value-type="float">
            <text:p>-2.056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2.7304" calcext:value-type="float">
            <text:p>2.7304</text:p>
          </table:table-cell>
          <table:table-cell table:style-name="ce6" office:value-type="float" office:value="2.1048" calcext:value-type="float">
            <text:p>2.1048</text:p>
          </table:table-cell>
          <table:table-cell table:style-name="ce6" office:value-type="float" office:value="-2.1048" calcext:value-type="float">
            <text:p>-2.104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2.9115" calcext:value-type="float">
            <text:p>2.9115</text:p>
          </table:table-cell>
          <table:table-cell table:style-name="ce6" office:value-type="float" office:value="2.1603" calcext:value-type="float">
            <text:p>2.1603</text:p>
          </table:table-cell>
          <table:table-cell table:style-name="ce6" office:value-type="float" office:value="-2.1603" calcext:value-type="float">
            <text:p>-2.160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3.0754" calcext:value-type="float">
            <text:p>3.0754</text:p>
          </table:table-cell>
          <table:table-cell table:style-name="ce6" office:value-type="float" office:value="2.2082" calcext:value-type="float">
            <text:p>2.2082</text:p>
          </table:table-cell>
          <table:table-cell table:style-name="ce6" office:value-type="float" office:value="-2.2082" calcext:value-type="float">
            <text:p>-2.208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3.2462" calcext:value-type="float">
            <text:p>3.2462</text:p>
          </table:table-cell>
          <table:table-cell table:style-name="ce6" office:value-type="float" office:value="2.2555" calcext:value-type="float">
            <text:p>2.2555</text:p>
          </table:table-cell>
          <table:table-cell table:style-name="ce6" office:value-type="float" office:value="-2.2555" calcext:value-type="float">
            <text:p>-2.255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3.4506" calcext:value-type="float">
            <text:p>3.4506</text:p>
          </table:table-cell>
          <table:table-cell table:style-name="ce6" office:value-type="float" office:value="2.309" calcext:value-type="float">
            <text:p>2.309</text:p>
          </table:table-cell>
          <table:table-cell table:style-name="ce6" office:value-type="float" office:value="-2.309" calcext:value-type="float">
            <text:p>-2.30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3.6372" calcext:value-type="float">
            <text:p>3.6372</text:p>
          </table:table-cell>
          <table:table-cell table:style-name="ce6" office:value-type="float" office:value="2.3552" calcext:value-type="float">
            <text:p>2.3552</text:p>
          </table:table-cell>
          <table:table-cell table:style-name="ce6" office:value-type="float" office:value="-2.3552" calcext:value-type="float">
            <text:p>-2.355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3.8316" calcext:value-type="float">
            <text:p>3.8316</text:p>
          </table:table-cell>
          <table:table-cell table:style-name="ce6" office:value-type="float" office:value="2.4004" calcext:value-type="float">
            <text:p>2.4004</text:p>
          </table:table-cell>
          <table:table-cell table:style-name="ce6" office:value-type="float" office:value="-2.4004" calcext:value-type="float">
            <text:p>-2.400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4.0628" calcext:value-type="float">
            <text:p>4.0628</text:p>
          </table:table-cell>
          <table:table-cell table:style-name="ce6" office:value-type="float" office:value="2.4509" calcext:value-type="float">
            <text:p>2.4509</text:p>
          </table:table-cell>
          <table:table-cell table:style-name="ce6" office:value-type="float" office:value="-2.4509" calcext:value-type="float">
            <text:p>-2.450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4.2755" calcext:value-type="float">
            <text:p>4.2755</text:p>
          </table:table-cell>
          <table:table-cell table:style-name="ce6" office:value-type="float" office:value="2.4942" calcext:value-type="float">
            <text:p>2.4942</text:p>
          </table:table-cell>
          <table:table-cell table:style-name="ce6" office:value-type="float" office:value="-2.4942" calcext:value-type="float">
            <text:p>-2.494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4.4972" calcext:value-type="float">
            <text:p>4.4972</text:p>
          </table:table-cell>
          <table:table-cell table:style-name="ce6" office:value-type="float" office:value="2.5361" calcext:value-type="float">
            <text:p>2.5361</text:p>
          </table:table-cell>
          <table:table-cell table:style-name="ce6" office:value-type="float" office:value="-2.5361" calcext:value-type="float">
            <text:p>-2.536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4.7593" calcext:value-type="float">
            <text:p>4.7593</text:p>
          </table:table-cell>
          <table:table-cell table:style-name="ce6" office:value-type="float" office:value="2.582" calcext:value-type="float">
            <text:p>2.582</text:p>
          </table:table-cell>
          <table:table-cell table:style-name="ce6" office:value-type="float" office:value="-2.582" calcext:value-type="float">
            <text:p>-2.58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5.002" calcext:value-type="float">
            <text:p>5.002</text:p>
          </table:table-cell>
          <table:table-cell table:style-name="ce6" office:value-type="float" office:value="2.621" calcext:value-type="float">
            <text:p>2.621</text:p>
          </table:table-cell>
          <table:table-cell table:style-name="ce6" office:value-type="float" office:value="-2.621" calcext:value-type="float">
            <text:p>-2.62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5.2552" calcext:value-type="float">
            <text:p>5.2552</text:p>
          </table:table-cell>
          <table:table-cell table:style-name="ce6" office:value-type="float" office:value="2.658" calcext:value-type="float">
            <text:p>2.658</text:p>
          </table:table-cell>
          <table:table-cell table:style-name="ce6" office:value-type="float" office:value="-2.658" calcext:value-type="float">
            <text:p>-2.65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5.5527" calcext:value-type="float">
            <text:p>5.5527</text:p>
          </table:table-cell>
          <table:table-cell table:style-name="ce6" office:value-type="float" office:value="2.6974" calcext:value-type="float">
            <text:p>2.6974</text:p>
          </table:table-cell>
          <table:table-cell table:style-name="ce6" office:value-type="float" office:value="-2.6974" calcext:value-type="float">
            <text:p>-2.697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5.8301" calcext:value-type="float">
            <text:p>5.8301</text:p>
          </table:table-cell>
          <table:table-cell table:style-name="ce6" office:value-type="float" office:value="2.7302" calcext:value-type="float">
            <text:p>2.7302</text:p>
          </table:table-cell>
          <table:table-cell table:style-name="ce6" office:value-type="float" office:value="-2.7302" calcext:value-type="float">
            <text:p>-2.730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6.1548" calcext:value-type="float">
            <text:p>6.1548</text:p>
          </table:table-cell>
          <table:table-cell table:style-name="ce6" office:value-type="float" office:value="2.7641" calcext:value-type="float">
            <text:p>2.7641</text:p>
          </table:table-cell>
          <table:table-cell table:style-name="ce6" office:value-type="float" office:value="-2.7641" calcext:value-type="float">
            <text:p>-2.764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6.4588" calcext:value-type="float">
            <text:p>6.4588</text:p>
          </table:table-cell>
          <table:table-cell table:style-name="ce6" office:value-type="float" office:value="2.7916" calcext:value-type="float">
            <text:p>2.7916</text:p>
          </table:table-cell>
          <table:table-cell table:style-name="ce6" office:value-type="float" office:value="-2.7916" calcext:value-type="float">
            <text:p>-2.791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6.8135" calcext:value-type="float">
            <text:p>6.8135</text:p>
          </table:table-cell>
          <table:table-cell table:style-name="ce6" office:value-type="float" office:value="2.8186" calcext:value-type="float">
            <text:p>2.8186</text:p>
          </table:table-cell>
          <table:table-cell table:style-name="ce6" office:value-type="float" office:value="-2.8186" calcext:value-type="float">
            <text:p>-2.818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7.147" calcext:value-type="float">
            <text:p>7.147</text:p>
          </table:table-cell>
          <table:table-cell table:style-name="ce6" office:value-type="float" office:value="2.8395" calcext:value-type="float">
            <text:p>2.8395</text:p>
          </table:table-cell>
          <table:table-cell table:style-name="ce6" office:value-type="float" office:value="-2.8395" calcext:value-type="float">
            <text:p>-2.839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7.4951" calcext:value-type="float">
            <text:p>7.4951</text:p>
          </table:table-cell>
          <table:table-cell table:style-name="ce6" office:value-type="float" office:value="2.8564" calcext:value-type="float">
            <text:p>2.8564</text:p>
          </table:table-cell>
          <table:table-cell table:style-name="ce6" office:value-type="float" office:value="-2.8564" calcext:value-type="float">
            <text:p>-2.856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7.8994" calcext:value-type="float">
            <text:p>7.8994</text:p>
          </table:table-cell>
          <table:table-cell table:style-name="ce6" office:value-type="float" office:value="2.8704" calcext:value-type="float">
            <text:p>2.8704</text:p>
          </table:table-cell>
          <table:table-cell table:style-name="ce6" office:value-type="float" office:value="-2.8704" calcext:value-type="float">
            <text:p>-2.870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8.2814" calcext:value-type="float">
            <text:p>8.2814</text:p>
          </table:table-cell>
          <table:table-cell table:style-name="ce6" office:value-type="float" office:value="2.8783" calcext:value-type="float">
            <text:p>2.8783</text:p>
          </table:table-cell>
          <table:table-cell table:style-name="ce6" office:value-type="float" office:value="-2.8783" calcext:value-type="float">
            <text:p>-2.878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float" office:value="8.7237" calcext:value-type="float">
            <text:p>8.7237</text:p>
          </table:table-cell>
          <table:table-cell table:style-name="ce6" office:value-type="float" office:value="2.8814" calcext:value-type="float">
            <text:p>2.8814</text:p>
          </table:table-cell>
          <table:table-cell table:style-name="ce6" office:value-type="float" office:value="-2.8814" calcext:value-type="float">
            <text:p>-2.8814</text:p>
          </table:table-cell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 Pennington</meta:initial-creator>
    <dc:creator>Nicholas Pennington</dc:creator>
    <meta:creation-date>2010-04-28T20:26:07</meta:creation-date>
    <dc:date>2010-04-28T20:43:44</dc:date>
    <meta:generator>LibreOffice/4.2.8.2$Linux_X86_64 LibreOffice_project/420m0$Build-2</meta:generator>
    <meta:document-statistic meta:table-count="3" meta:cell-count="34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